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10000005D0000003ED607BD07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system-ui" svg:font-family="system-ui, ui-sans-serif, apple-system, BlinkMacSystemFont, Inter, NotoSansHans, sans-serif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Заголовок_20_и_20_объект_7e_LT_7e_Gliederung_20_1" style:master-page-name="First_20_Page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 style:page-number="auto"/>
      <style:text-properties style:font-name="Pudelinka"/>
    </style:style>
    <style:style style:name="P7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/>
      <style:text-properties fo:color="#ffffff" loext:opacity="100%" style:font-name="Pudelinka" fo:font-size="32pt" fo:font-weight="bold" fo:background-color="transparent" style:font-size-asian="32pt" style:font-weight-asian="bold" style:font-size-complex="32pt" style:font-weight-complex="bold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style:font-name="Pudelinka" fo:font-size="26pt" fo:font-weight="bold" officeooo:rsid="00833adc" officeooo:paragraph-rsid="00833adc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 fo:text-indent="0cm" style:auto-text-indent="false"/>
      <style:text-properties fo:color="#ffffff" loext:opacity="100%" style:font-name="Pudelinka" officeooo:rsid="00833adc" officeooo:paragraph-rsid="00833adc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fo:color="#ffffff" loext:opacity="100%" style:font-name="Pudelinka" fo:font-size="26pt" fo:font-weight="bold" officeooo:rsid="00833adc" officeooo:paragraph-rsid="00833adc" style:font-size-asian="26pt" style:font-weight-asian="bold" style:font-size-complex="26pt" style:font-weight-complex="bold"/>
    </style:style>
    <style:style style:name="T1" style:family="text">
      <style:text-properties officeooo:rsid="005ffed0"/>
    </style:style>
    <style:style style:name="T2" style:family="text">
      <style:text-properties style:font-name="Calibri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font-name="Calibri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style:font-name="Calibri"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style:font-name="Calibri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color="#8b8b8b" loext:opacity="100%" style:font-name="Calibri"/>
    </style:style>
    <style:style style:name="T11" style:family="text">
      <style:text-properties fo:color="#8b8b8b" loext:opacity="100%" style:font-name="Calibri"/>
    </style:style>
    <style:style style:name="T12" style:family="text"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1d1d20" loext:opacity="100%" style:font-name="system-ui" fo:font-size="12pt" fo:letter-spacing="normal" fo:font-style="normal" loext:padding="0cm" loext:border="none"/>
    </style:style>
    <style:style style:name="T14" style:family="text">
      <style:text-properties fo:font-variant="normal" fo:text-transform="none" fo:color="#1d1d20" loext:opacity="100%" style:font-name="system-ui" fo:letter-spacing="normal" fo:font-style="normal" loext:padding="0cm" loext:border="none"/>
    </style:style>
    <style:style style:name="T15" style:family="text">
      <style:text-properties fo:font-variant="normal" fo:text-transform="none" fo:color="#1d1d20" loext:opacity="100%" style:font-name="Pudelinka" fo:letter-spacing="normal" fo:font-style="normal" loext:padding="0cm" loext:border="none"/>
    </style:style>
    <style:style style:name="T16" style:family="text">
      <style:text-properties fo:font-variant="normal" fo:text-transform="none" fo:color="#1d1d20" loext:opacity="100%" fo:letter-spacing="normal" fo:font-style="normal" loext:padding="0cm" loext:border="none"/>
    </style:style>
    <style:style style:name="T17" style:family="text">
      <style:text-properties fo:font-variant="normal" fo:text-transform="none" fo:letter-spacing="normal" fo:font-style="normal" loext:padding="0cm" loext:border="none"/>
    </style:style>
    <style:style style:name="T18" style:family="text">
      <style:text-properties fo:color="#000000" loext:opacity="100%"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fo:color="#ffffff" loext:opacity="100%"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center" style:horizontal-rel="paragraph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Медиаобъект 1" draw:style-name="gr1" svg:width="18.402cm" svg:height="12.45cm" svg:x="-0.201cm" svg:y="-1.05cm"><draw:plugin xlink:href="../1курс%20Сайт/019b2108-0b89-7539-8902-f40fb08d8549.mp4" xlink:type="simple" xlink:show="embed" xlink:actuate="onLoad" draw:mime-type="video/mp4"><draw:param draw:name="Loop" draw:value="false"/><draw:param draw:name="Mute" draw:value="false"/><draw:param draw:name="VolumeDB" draw:value="0"/></draw:plugin></draw:frame><text:s/><text:span text:style-name="T19">Поздравление с Рождеством</text:span></text:p>
      <text:p text:style-name="P10"/>
      <text:p text:style-name="P10"/>
      <text:p text:style-name="P7">КОЛЯДКА</text:p>
      <text:p text:style-name="P11"><text:span text:style-name="T17">Рождество пришло с морозом,</text:span><text:line-break/><text:span text:style-name="T17">В небе — звёзд ярчайший воз!</text:span><text:line-break/><text:span text:style-name="T17">Пастухам — благая весть,</text:span><text:line-break/><text:span text:style-name="T17">Христос родился — чудеса! </text:span></text:p>
      <text:p text:style-name="P9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system-ui" svg:font-family="system-ui, ui-sans-serif, apple-system, BlinkMacSystemFont, Inter, NotoSansHans, sans-serif"/>
  </office:font-face-decls>
  <office:styles>
    <draw:fill-image draw:name="Bitmap_20_1" draw:display-name="Bitmap 1" xlink:href="Pictures/100000010000005D0000003ED607BD0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1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1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1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1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59:37.106899046</meta:creation-date>
    <dc:title>Default</dc:title>
    <meta:editing-cycles>2</meta:editing-cycles>
    <meta:editing-duration>PT15M12S</meta:editing-duration>
    <meta:generator>LibreOffice/7.6.7.2$Linux_X86_64 LibreOffice_project/60$Build-2</meta:generator>
    <dc:date>2025-12-15T11:14:52.066341371</dc:date>
    <meta:document-statistic meta:table-count="1" meta:image-count="0" meta:object-count="0" meta:page-count="1" meta:paragraph-count="13" meta:word-count="42" meta:character-count="227" meta:non-whitespace-character-count="193"/>
  </office:meta>
</office:document-meta>
</file>